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5354in" style:rel-column-width="4681*"/>
    </style:style>
    <style:style style:name="Table1.N" style:family="table-column">
      <style:table-column-properties style:column-width="0.5361in" style:rel-column-width="468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N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N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2" style:family="paragraph" style:parent-style-name="Preformatted_20_Text">
      <style:paragraph-properties fo:padding="0.0201in" fo:border="0.06pt solid #ffa6a6" style:shadow="#ffd7d7 0.0693in 0.0693in"/>
    </style:style>
    <style:style style:name="P3" style:family="paragraph" style:parent-style-name="Preformatted_20_Text">
      <style:paragraph-properties fo:padding="0.0201in" fo:border="0.06pt solid #ffa6a6" style:shadow="#ffd7d7 0.0693in 0.0693in"/>
      <style:text-properties officeooo:paragraph-rsid="001e5741"/>
    </style:style>
    <style:style style:name="P4" style:family="paragraph" style:parent-style-name="Standard">
      <style:paragraph-properties fo:padding="0.0201in" fo:border="0.06pt solid #ffa6a6" style:shadow="#ffd7d7 0.0693in 0.0693in"/>
      <style:text-properties officeooo:rsid="00217c01" officeooo:paragraph-rsid="00217c01"/>
    </style:style>
    <style:style style:name="P5" style:family="paragraph" style:parent-style-name="Standard">
      <style:paragraph-properties fo:padding="0.0201in" fo:border="0.06pt solid #ffa6a6" style:shadow="#ffd7d7 0.0693in 0.0693in"/>
      <style:text-properties fo:font-size="10pt" officeooo:rsid="00217c01" officeooo:paragraph-rsid="00217c01" style:font-size-asian="10pt" style:font-size-complex="10pt"/>
    </style:style>
    <style:style style:name="P6" style:family="paragraph" style:parent-style-name="Standard">
      <style:text-properties officeooo:rsid="001be79a"/>
    </style:style>
    <style:style style:name="P7" style:family="paragraph" style:parent-style-name="Standard">
      <style:text-properties officeooo:rsid="001be79a" officeooo:paragraph-rsid="001be79a"/>
    </style:style>
    <style:style style:name="P8" style:family="paragraph" style:parent-style-name="Standard">
      <style:text-properties officeooo:rsid="001dd547" officeooo:paragraph-rsid="001dd547"/>
    </style:style>
    <style:style style:name="P9" style:family="paragraph" style:parent-style-name="Standard">
      <style:text-properties fo:font-weight="bold" officeooo:rsid="001dd547" officeooo:paragraph-rsid="001dd547" style:font-weight-asian="bold" style:font-weight-complex="bold"/>
    </style:style>
    <style:style style:name="P10" style:family="paragraph" style:parent-style-name="Standard">
      <style:text-properties officeooo:paragraph-rsid="001dd547"/>
    </style:style>
    <style:style style:name="P11" style:family="paragraph" style:parent-style-name="Standard">
      <style:text-properties officeooo:rsid="001e5741" officeooo:paragraph-rsid="001e5741"/>
    </style:style>
    <style:style style:name="P12" style:family="paragraph" style:parent-style-name="Standard">
      <style:paragraph-properties fo:text-align="center" style:justify-single-word="false"/>
      <style:text-properties officeooo:rsid="001e5741" officeooo:paragraph-rsid="001e5741"/>
    </style:style>
    <style:style style:name="P13" style:family="paragraph" style:parent-style-name="Standard">
      <style:text-properties officeooo:rsid="001e5741" officeooo:paragraph-rsid="002104d3"/>
    </style:style>
    <style:style style:name="P14" style:family="paragraph" style:parent-style-name="Standard">
      <style:text-properties officeooo:rsid="001e5741" officeooo:paragraph-rsid="00217c01"/>
    </style:style>
    <style:style style:name="P15" style:family="paragraph" style:parent-style-name="Standard">
      <style:text-properties fo:color="#ff0000" officeooo:rsid="001e5741" officeooo:paragraph-rsid="001e5741"/>
    </style:style>
    <style:style style:name="P16" style:family="paragraph" style:parent-style-name="Standard">
      <style:text-properties fo:color="#ff0000" officeooo:rsid="001e5741" officeooo:paragraph-rsid="002104d3"/>
    </style:style>
    <style:style style:name="P17" style:family="paragraph" style:parent-style-name="Standard">
      <style:text-properties fo:color="#ff0000" officeooo:rsid="001dd547" officeooo:paragraph-rsid="001dd547"/>
    </style:style>
    <style:style style:name="P18" style:family="paragraph" style:parent-style-name="Standard">
      <style:text-properties fo:color="#ff0000" officeooo:rsid="001be79a" officeooo:paragraph-rsid="001be79a"/>
    </style:style>
    <style:style style:name="P19" style:family="paragraph" style:parent-style-name="Standard">
      <style:text-properties officeooo:rsid="001ffcad" officeooo:paragraph-rsid="001ffca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fcad" officeooo:paragraph-rsid="001ffcad"/>
    </style:style>
    <style:style style:name="P21" style:family="paragraph" style:parent-style-name="Standard">
      <style:text-properties officeooo:rsid="002104d3" officeooo:paragraph-rsid="002104d3"/>
    </style:style>
    <style:style style:name="P22" style:family="paragraph" style:parent-style-name="Table_20_Contents">
      <style:paragraph-properties fo:text-align="center" style:justify-single-word="false"/>
      <style:text-properties fo:color="#5983b0" fo:font-weight="bold" officeooo:rsid="001be79a" officeooo:paragraph-rsid="001be79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5983b0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729fcf" officeooo:rsid="001be79a" officeooo:paragraph-rsid="001be79a"/>
    </style:style>
    <style:style style:name="P25" style:family="paragraph" style:parent-style-name="Heading_20_3">
      <style:text-properties fo:color="#729fcf"/>
    </style:style>
    <style:style style:name="P26" style:family="paragraph" style:parent-style-name="Preformatted_20_Text">
      <style:paragraph-properties fo:padding="0.0201in" fo:border="0.06pt solid #ffa6a6" style:shadow="#ffd7d7 0.0693in 0.0693in"/>
    </style:style>
    <style:style style:name="P27" style:family="paragraph" style:parent-style-name="Standard">
      <style:text-properties fo:color="#ff0000" officeooo:rsid="002104d3" officeooo:paragraph-rsid="001e5741"/>
    </style:style>
    <style:style style:name="P28" style:family="paragraph" style:parent-style-name="Standard">
      <style:text-properties fo:color="#ff0000" officeooo:rsid="001e5741" officeooo:paragraph-rsid="001e5741"/>
    </style:style>
    <style:style style:name="P29" style:family="paragraph" style:parent-style-name="Standard">
      <style:text-properties officeooo:rsid="001e5741" officeooo:paragraph-rsid="001e5741"/>
    </style:style>
    <style:style style:name="T1" style:family="text">
      <style:text-properties officeooo:rsid="001be79a"/>
    </style:style>
    <style:style style:name="T2" style:family="text">
      <style:text-properties officeooo:rsid="001dd5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741" style:font-weight-asian="bold" style:font-weight-complex="bold"/>
    </style:style>
    <style:style style:name="T5" style:family="text">
      <style:text-properties fo:font-weight="bold" officeooo:rsid="001dd547" style:font-weight-asian="bold" style:font-weight-complex="bold"/>
    </style:style>
    <style:style style:name="T6" style:family="text">
      <style:text-properties fo:font-weight="bold" officeooo:rsid="002104d3" style:font-weight-asian="bold" style:font-weight-complex="bold"/>
    </style:style>
    <style:style style:name="T7" style:family="text">
      <style:text-properties officeooo:rsid="001e5741"/>
    </style:style>
    <style:style style:name="T8" style:family="text">
      <style:text-properties fo:font-weight="normal" officeooo:rsid="001e5741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officeooo:rsid="001e5741"/>
    </style:style>
    <style:style style:name="T11" style:family="text">
      <style:text-properties fo:color="#ff0000" officeooo:rsid="002104d3"/>
    </style:style>
    <style:style style:name="T12" style:family="text">
      <style:text-properties fo:color="#ff0000" officeooo:rsid="00217c01"/>
    </style:style>
    <style:style style:name="T13" style:family="text">
      <style:text-properties officeooo:rsid="001ffcad"/>
    </style:style>
    <style:style style:name="T14" style:family="text">
      <style:text-properties officeooo:rsid="002104d3"/>
    </style:style>
    <style:style style:name="T15" style:family="text">
      <style:text-properties fo:font-style="italic" officeooo:rsid="002104d3" style:font-style-asian="italic" style:font-style-complex="italic"/>
    </style:style>
    <style:style style:name="T16" style:family="text">
      <style:text-properties fo:font-style="normal" officeooo:rsid="002104d3" style:font-style-asian="normal" style:font-style-complex="normal"/>
    </style:style>
    <style:style style:name="T17" style:family="text">
      <style:text-properties officeooo:rsid="00217c01"/>
    </style:style>
    <style:style style:name="T18" style:family="text">
      <style:text-properties officeooo:rsid="0021eaa6"/>
    </style:style>
    <style:style style:name="Sect1" style:family="section">
      <style:section-properties text:dont-balance-text-columns="false" style:editable="false">
        <style:columns fo:column-count="3">
          <style:column style:rel-width="3852*" fo:start-indent="0in" fo:end-indent="0.1in"/>
          <style:column style:rel-width="3125*" fo:start-indent="0.1in" fo:end-indent="0.1in"/>
          <style:column style:rel-width="299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Day 20 – <text:span text:style-name="T2">Pointers and Arrays</text:span></text:h>
      <text:p text:style-name="Standard"/>
      <text:p text:style-name="Standard"><text:span text:style-name="T1">string s = </text:span><text:s/>“<text:span text:style-name="T1">I run on BANG”</text:span></text:p>
      <text:p text:style-name="P6"/>
      <table:table table:name="Table1" table:style-name="Table1">
        <table:table-column table:style-name="Table1.A" table:number-columns-repeated="13"/>
        <table:table-column table:style-name="Table1.N"/>
        <table:table-row table:style-name="TableLine94386131235696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4">12</text:p>
          </table:table-cell>
          <table:table-cell table:style-name="Table1.N1" office:value-type="string">
            <text:p text:style-name="P24">13</text:p>
          </table:table-cell>
        </table:table-row>
        <table:table-row table:style-name="TableLine94386131306656">
          <table:table-cell table:style-name="Table1.A2" office:value-type="string">
            <text:p text:style-name="P22">I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2">r</text:p>
          </table:table-cell>
          <table:table-cell table:style-name="Table1.A2" office:value-type="string">
            <text:p text:style-name="P22">u</text:p>
          </table:table-cell>
          <table:table-cell table:style-name="Table1.A2" office:value-type="string">
            <text:p text:style-name="P22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2">o</text:p>
          </table:table-cell>
          <table:table-cell table:style-name="Table1.A2" office:value-type="string">
            <text:p text:style-name="P22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2">B</text:p>
          </table:table-cell>
          <table:table-cell table:style-name="Table1.A2" office:value-type="string">
            <text:p text:style-name="P22">A</text:p>
          </table:table-cell>
          <table:table-cell table:style-name="Table1.A2" office:value-type="string">
            <text:p text:style-name="P22">N</text:p>
          </table:table-cell>
          <table:table-cell table:style-name="Table1.A2" office:value-type="string">
            <text:p text:style-name="P22">G</text:p>
          </table:table-cell>
          <table:table-cell table:style-name="Table1.N2" office:value-type="string">
            <text:p text:style-name="P23">!</text:p>
          </table:table-cell>
        </table:table-row>
      </table:table>
      <text:p text:style-name="Standard"/>
      <text:p text:style-name="P7">s[7] = <text:s text:c="37"/>s[13] = <text:s text:c="36"/><text:span text:style-name="T17">s[12] ++; <text:s/>s[12] = </text:span></text:p>
      <text:p text:style-name="P7"/>
      <text:h text:style-name="P25" text:outline-level="3">Pointers:</text:h>
      <text:p text:style-name="P7"/>
      <text:p text:style-name="P9">Declaring pointers:</text:p>
      <text:p text:style-name="P18">char *s ; <text:s text:c="41"/>→<text:span text:style-name="T17"> type of s: char * <text:s text:c="5"/>→ s is a pointer to a string</text:span></text:p>
      <text:p text:style-name="P7"/>
      <text:p text:style-name="P8"><text:span text:style-name="T3">Allocating memory:</text:span> </text:p>
      <text:p text:style-name="P18">s = new char[14];</text:p>
      <text:p text:style-name="P7"/>
      <text:p text:style-name="P10"><text:span text:style-name="T4">Assigning values</text:span><text:span text:style-name="T5">: <text:s text:c="5"/></text:span><text:span text:style-name="T8">(If we don’t assign values, what would be in the boxes?)</text:span></text:p>
      <text:p text:style-name="P17"><text:s text:c="6"/>s[0] = ‘I’; </text:p>
      <text:p text:style-name="P17"><text:s text:c="6"/>s[1] = ‘ ‘;</text:p>
      <text:p text:style-name="P18"><text:s text:c="6"/><text:span text:style-name="T2">s[2] = ‘r’;</text:span></text:p>
      <text:p text:style-name="P7"/>
      <text:p text:style-name="P7"/>
      <text:p text:style-name="P8">What about other types? Can we do this with ints? Doubles?</text:p>
      <text:p text:style-name="P8"><text:tab/><text:span text:style-name="T7">int x0 = 0; <text:s text:c="12"/></text:span><text:span text:style-name="T10">int *x; <text:s text:c="33"/>→</text:span><text:span text:style-name="T12"> type of x: int* <text:s text:c="3"/>→ x is a pointer to an int</text:span></text:p>
      <text:p text:style-name="P8"><text:tab/><text:span text:style-name="T7">int x1 = 1; <text:s text:c="4"/></text:span><text:span text:style-name="T10">→</text:span><text:span text:style-name="T7"> <text:s text:c="3"/></text:span><text:span text:style-name="T10">x = new int[3]</text:span></text:p>
      <text:p text:style-name="P8"><text:tab/><text:span text:style-name="T7">int x2 = 2; <text:s text:c="12"/></text:span><text:span text:style-name="T10">x[0] = 0; x[1] = 1; x[2] = 2; </text:span></text:p>
      <text:p text:style-name="P11"/>
      <text:p text:style-name="P11"/>
      <text:p text:style-name="P11"><text:span text:style-name="T6">General Allocation of Memory for Array:</text:span><text:span text:style-name="T14"> </text:span><text:span text:style-name="T11">new type[number]</text:span></text:p>
      <text:p text:style-name="P27"/>
      <text:p text:style-name="P11">The POWER of Arrays!!!!</text:p>
      <text:p text:style-name="P11"><text:tab/><text:span text:style-name="T9">→ store many values with just one variable name!</text:span></text:p>
      <text:p text:style-name="P11"><text:tab/></text:p>
      <text:p text:style-name="P11"><text:tab/><text:span text:style-name="T9">→ can index through the values now with a for loop and can save off values</text:span></text:p>
      <text:p text:style-name="P15"><text:tab/>for (int i = 0; i &lt; 3; i++) {</text:p>
      <text:p text:style-name="P15"><text:tab/><text:tab/>x[i] = i;</text:p>
      <text:p text:style-name="P15"><text:tab/>}</text:p>
      <text:p text:style-name="P8"/>
      <text:p text:style-name="P8"/>
      <text:p text:style-name="P8"/>
      <text:section text:style-name="Sect1" text:name="Section1">
        <text:p text:style-name="P11">main () {</text:p>
        <text:p text:style-name="P11"><text:tab/>int num_indices = 4;</text:p>
        <text:p text:style-name="P11"><text:tab/>double p*;</text:p>
        <text:p text:style-name="P11"><text:tab/>p = new <text:span text:style-name="T13">double[num_indices];</text:span></text:p>
        <text:p text:style-name="P11"><text:tab/><text:span text:style-name="T13">p[0] = 3.14;</text:span></text:p>
        <text:p text:style-name="P11"><text:tab/>… </text:p>
        <text:p text:style-name="P20">STACK:</text:p>
        <text:p text:style-name="P12"/>
        <text:p text:style-name="P12"/>
        <text:p text:style-name="P12"/>
        <text:p text:style-name="P12"/>
        <text:p text:style-name="P12"/>
        <text:p text:style-name="P20">HEAP:</text:p>
        <text:p text:style-name="P11"/>
        <text:p text:style-name="P11"/>
        <text:p text:style-name="P11"/>
        <text:p text:style-name="P11"/>
      </text:section>
      <text:p text:style-name="P11"/>
      <text:p text:style-name="P11"><text:tab/><text:tab/></text:p>
      <text:p text:style-name="P19"><text:soft-page-break/>Another Example of Use – <text:s/>collect numbers from user and print them in reverse</text:p>
      <text:p text:style-name="P3"><text:bookmark text:name="cb6-1"/><text:span text:style-name="Source_20_Text"><text:span text:style-name="T7">int main()</text:span></text:span><text:bookmark text:name="cb6-2"/><text:span text:style-name="Source_20_Text"><text:span text:style-name="T7"> </text:span></text:span><text:span text:style-name="Source_20_Text">{</text:span></text:p>
      <text:p text:style-name="P2"><text:bookmark text:name="cb6-3"/><text:span text:style-name="Source_20_Text"><text:s text:c="2"/>// Get number of doubles from user</text:span></text:p>
      <text:p text:style-name="P2"><text:bookmark text:name="cb6-4"/><text:span text:style-name="Source_20_Text"><text:s text:c="2"/>int n;</text:span></text:p>
      <text:p text:style-name="P2"><text:bookmark text:name="cb6-5"/><text:span text:style-name="Source_20_Text"><text:s text:c="2"/>cout &lt;&lt; "How many doubles? ";</text:span></text:p>
      <text:p text:style-name="P2"><text:bookmark text:name="cb6-6"/><text:span text:style-name="Source_20_Text"><text:s text:c="2"/>cin &gt;&gt; n;</text:span></text:p>
      <text:p text:style-name="P2"><text:bookmark text:name="cb6-7"/></text:p>
      <text:p text:style-name="P2"><text:bookmark text:name="cb6-8"/><text:span text:style-name="Source_20_Text"><text:s text:c="2"/>// Construct array </text:span><text:span text:style-name="Source_20_Text"><text:span text:style-name="T13">of doubles of size n</text:span></text:span></text:p>
      <text:p text:style-name="P2"><text:bookmark text:name="cb6-9"/><text:span text:style-name="Source_20_Text"><text:span text:style-name="T9"><text:s text:c="2"/>double *A;</text:span></text:span></text:p>
      <text:p text:style-name="P2"><text:bookmark text:name="cb6-10"/><text:span text:style-name="Source_20_Text"><text:span text:style-name="T9"><text:s text:c="2"/>A = new double[n];</text:span></text:span></text:p>
      <text:p text:style-name="P2"/>
      <text:p text:style-name="P2"><text:bookmark text:name="cb6-11"/></text:p>
      <text:p text:style-name="P2"><text:bookmark text:name="cb6-12"/><text:span text:style-name="Source_20_Text"><text:s text:c="2"/>// Read numbers </text:span><text:span text:style-name="Source_20_Text"><text:span text:style-name="T13">from user</text:span></text:span></text:p>
      <text:p text:style-name="P2"><text:bookmark text:name="cb6-13"/><text:span text:style-name="Source_20_Text"><text:s text:c="2"/>cout &lt;&lt; "Enter " &lt;&lt; n &lt;&lt; " doubles: ";</text:span></text:p>
      <text:p text:style-name="P2"><text:bookmark text:name="cb6-14"/><text:span text:style-name="Source_20_Text"><text:s text:c="2"/>for(int i = 0; i &lt; n; i++) </text:span><text:span text:style-name="Source_20_Text"><text:span text:style-name="T13">{</text:span></text:span></text:p>
      <text:p text:style-name="P2"><text:bookmark text:name="cb6-15"/><text:span text:style-name="Source_20_Text"><text:s text:c="4"/></text:span><text:span text:style-name="Source_20_Text"><text:span text:style-name="T9">cin &gt;&gt; A[i];</text:span></text:span></text:p>
      <text:p text:style-name="P2"><text:span text:style-name="Source_20_Text"><text:span text:style-name="T9"/></text:span></text:p>
      <text:p text:style-name="P2"><text:s text:c="2"/><text:span text:style-name="T13">}</text:span><text:tab/></text:p>
      <text:p text:style-name="P2"><text:bookmark text:name="cb6-16"/></text:p>
      <text:p text:style-name="P2"><text:bookmark text:name="cb6-17"/><text:span text:style-name="Source_20_Text"><text:s text:c="2"/>// Write in reverse order</text:span></text:p>
      <text:p text:style-name="P2"><text:bookmark text:name="cb6-18"/><text:span text:style-name="Source_20_Text"><text:s text:c="2"/>cout &lt;&lt; "In reverse your numbers are: ";</text:span></text:p>
      <text:p text:style-name="P2"><text:bookmark text:name="cb6-19"/><text:span text:style-name="Source_20_Text"><text:s text:c="2"/>for(int j = n - 1; j &gt;= 0; j--) </text:span><text:span text:style-name="Source_20_Text"><text:span text:style-name="T13">{</text:span></text:span></text:p>
      <text:p text:style-name="P2"><text:bookmark text:name="cb6-20"/><text:span text:style-name="Source_20_Text"><text:s text:c="4"/></text:span><text:span text:style-name="Source_20_Text"><text:span text:style-name="T9">cout &lt;&lt; A[j] &lt;&lt; " ";</text:span></text:span></text:p>
      <text:p text:style-name="P2"><text:span text:style-name="Source_20_Text"><text:span text:style-name="T9"/></text:span></text:p>
      <text:p text:style-name="P2"><text:span text:style-name="Source_20_Text"><text:s text:c="2"/></text:span><text:span text:style-name="Source_20_Text"><text:span text:style-name="T13">}</text:span></text:span></text:p>
      <text:p text:style-name="P2"><text:bookmark text:name="cb6-21"/><text:span text:style-name="Source_20_Text"><text:s text:c="2"/>cout &lt;&lt; endl;</text:span></text:p>
      <text:p text:style-name="P2"><text:bookmark text:name="cb6-22"/></text:p>
      <text:p text:style-name="P2"><text:bookmark text:name="cb6-23"/><text:span text:style-name="Source_20_Text"><text:s text:c="2"/>return 0;</text:span></text:p>
      <text:p text:style-name="P1"><text:bookmark text:name="cb6-24"/><text:span text:style-name="Source_20_Text">}</text:span></text:p>
      <text:p text:style-name="P21">Fun facts about pointers:</text:p>
      <text:p text:style-name="P21"/>
      <text:p text:style-name="P21"><text:tab/>1. Can “copy” pointers to another variable:</text:p>
      <text:p text:style-name="P15"><text:s text:c="24"/><text:span text:style-name="T14">int *p;</text:span></text:p>
      <text:p text:style-name="P16"><text:tab/><text:tab/><text:span text:style-name="T14">p = new int[4];</text:span></text:p>
      <text:p text:style-name="P16"><text:tab/><text:tab/><text:span text:style-name="T14">p[0] = 65; <text:s text:c="26"/>//Draw picture and ask where q points to . . . what about q+1?</text:span></text:p>
      <text:p text:style-name="P16"><text:tab/><text:tab/><text:span text:style-name="T14">p[1] = 66;</text:span></text:p>
      <text:p text:style-name="P16"><text:tab/><text:tab/><text:span text:style-name="T14">int *q;</text:span></text:p>
      <text:p text:style-name="P13"><text:span text:style-name="T9"><text:tab/><text:tab/></text:span><text:span text:style-name="T11">q = p;</text:span><text:span text:style-name="T9"><text:tab/></text:span><text:tab/><text:tab/><text:tab/></text:p>
      <text:p text:style-name="P14"><text:tab/></text:p>
      <text:p text:style-name="P14"/>
      <text:p text:style-name="P14"><text:tab/><text:tab/></text:p>
      <text:p text:style-name="P11"><text:tab/><text:span text:style-name="T14">2. Objects allocated with </text:span><text:span text:style-name="T15">new</text:span><text:span text:style-name="T16"> have no scope and live on until you kill them!</text:span></text:p>
      <text:section text:style-name="Sect2" text:name="Section2">
        <text:p text:style-name="P15"><text:tab/><text:tab/><text:span text:style-name="T17">Before the function call</text:span></text:p>
        <text:p text:style-name="P15"><text:tab/><text:tab/><text:tab/></text:p>
        <text:p text:style-name="P15"><text:tab/><text:tab/><text:span text:style-name="T17">During the function call</text:span></text:p>
        <text:p text:style-name="P15"/>
        <text:p text:style-name="P15"><text:tab/><text:tab/><text:span text:style-name="T17">After the function call</text:span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1"/>
        <text:p text:style-name="P5">void create_array(int num) {</text:p>
        <text:p text:style-name="P5"><text:tab/><text:span text:style-name="T18">bool</text:span> *<text:span text:style-name="T18">p;</text:span></text:p>
        <text:p text:style-name="P5"><text:tab/><text:span text:style-name="T18">p = new bool[num];</text:span></text:p>
        <text:p text:style-name="P5"><text:tab/><text:span text:style-name="T18">p[0] = 1;</text:span></text:p>
        <text:p text:style-name="P5"><text:tab/><text:span text:style-name="T18">p[1] = 1;</text:span></text:p>
        <text:p text:style-name="P5">}</text:p>
        <text:p text:style-name="P5">int main() {</text:p>
        <text:p text:style-name="P5"><text:tab/>int k = 2;</text:p>
        <text:p text:style-name="P5"><text:tab/>create_array (k);</text:p>
        <text:p text:style-name="P4"><text:s text:c="12"/>…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9:40:19.321568197</meta:creation-date>
    <dc:date>2022-10-14T07:12:49.151481018</dc:date>
    <meta:editing-duration>PT4M4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105" meta:word-count="426" meta:character-count="2163" meta:non-whitespace-character-count="1463"/>
  </office:meta>
</office:document-meta>
</file>